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/>
    <style:font-face style:name="Perpetua" svg:font-family="Perpetua" style:font-family-generic="roman"/>
    <style:font-face style:name="新細明體" svg:font-family="新細明體" style:font-family-generic="roman"/>
    <style:font-face style:name="Droid Sans Fallback2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1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_3f__3f__3f__3f__3f__7e_LT_7e_Gliederung_20_2">
      <style:paragraph-properties fo:margin-left="0cm" fo:margin-right="0cm" fo:margin-top="0.131cm" fo:margin-bottom="0cm" style:contextual-spacing="false" fo:line-height="150%" fo:text-indent="0cm" style:auto-text-indent="false"/>
      <style:text-properties fo:font-size="16pt" style:font-size-asian="16pt" style:font-size-complex="16pt"/>
    </style:style>
    <style:style style:name="P3" style:family="paragraph" style:parent-style-name="_3f__3f__3f__3f__3f__7e_LT_7e_Gliederung_20_2">
      <style:paragraph-properties fo:margin-left="0cm" fo:margin-right="0cm" fo:margin-top="0.131cm" fo:margin-bottom="0cm" style:contextual-spacing="false" fo:line-height="150%" fo:text-indent="0cm" style:auto-text-indent="false"/>
      <style:text-properties fo:font-size="14.8500003814697pt" style:font-size-asian="13pt" style:font-size-complex="14.8500003814697pt"/>
    </style:style>
    <style:style style:name="T1" style:family="text">
      <style:text-properties fo:color="#000000" style:font-name="新細明體"/>
    </style:style>
    <style:style style:name="T2" style:family="text">
      <style:text-properties fo:color="#000000" style:font-name="Perpetua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10.5pt" style:font-size-asian="9.14999961853027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of 2016 DBMS final project <text:span text:style-name="T4">C44021032林彥儒</text:span></text:p>
      <text:p text:style-name="P2"><text:span text:style-name="T1">-系統架構、使用說明與環境 </text:span></text:p>
      <text:p text:style-name="P3"><text:span text:style-name="T2">Ubuntu 14.04 by C language</text:span></text:p>
      <text:p text:style-name="P3"><text:span text:style-name="T2">使用迴圈讀入user query，當輸入SQL語法查詢資料庫時，系統會顯示查詢結果，以表格方式輸出欄位與資訊。</text:span></text:p>
      <text:p text:style-name="P2"><text:span text:style-name="T1">-實作方法說明</text:span></text:p>
      <text:p text:style-name="P3"><text:span text:style-name="T1">首先讀入books.txt, sellRecord.txt兩份資料，每一筆資料都會用一個entry_structure存起來，使用｜當作分割字串的基準，儲存為hash data structure。每得到得到一段字串就使用hash function算出正確的bucket id,共有10種bucket id。每個slot沒有固定長度長度或是限制，因為是使用link list串連，並且夾帶這個屬性原本是屬於哪一筆資訊得來（以entry_id紀錄），如此若要找到屬性和entry的連結將會更容易。然後印出所有hash table。</text:span></text:p>
      <text:p text:style-name="P3"><text:span text:style-name="T1">parse SQL首先以SELECT, FROM, WHERE當作關鍵字區分兩類：</text:span></text:p>
      <text:p text:style-name="P3"><text:span text:style-name="T1">一類是有條件的，令一類則是沒有條件。得到兩個關鍵字中間字串後再去分割屬性名稱或是表格名稱。當需要條件判斷時會使用hash table，而又可以分為需要join或不需要。如果不需要，則將需要比對的字串計算hash function後到該bucket找，找到的話就用他紀錄的entry_id回到原本資料並且印出指定的屬性，用hash table可以避免不必要的比較和搜尋。如果需要join則將兩邊的的屬性比較後連接起來變成新的join table,然後當出現其他條件時，作法和前面相似，看hash完的結果能不能在join table找到決定query的結果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family-generic="roman"/>
    <style:font-face style:name="Perpetua" svg:font-family="Perpetua" style:font-family-generic="roman"/>
    <style:font-face style:name="新細明體" svg:font-family="新細明體" style:font-family-generic="roman"/>
    <style:font-face style:name="Droid Sans Fallback2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1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Fallback1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_3f__3f_" style:display-name="??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20_1" style:display-name="?? 1" style:family="paragraph" style:parent-style-name="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20_2" style:display-name="?? 2" style:family="paragraph" style:parent-style-name="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7e_LT_7e_Gliederung_20_1" style:display-name="?????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Fallback" fo:font-family="'Droid Sans Fallback'" style:font-family-generic="roman" fo:font-size="26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Gliederung_20_2" style:display-name="?????~LT~Gliederung 2" style:family="paragraph" style:parent-style-name="_3f__3f__3f__3f__3f__7e_LT_7e_Gliederung_20_1" style:default-outline-level="">
      <style:paragraph-properties fo:margin-top="0cm" fo:margin-bottom="0.4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3" style:display-name="?????~LT~Gliederung 3" style:family="paragraph" style:parent-style-name="_3f__3f__3f__3f__3f__7e_LT_7e_Gliederung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4" style:display-name="?????~LT~Gliederung 4" style:family="paragraph" style:parent-style-name="_3f__3f__3f__3f__3f__7e_LT_7e_Gliederung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5" style:display-name="?????~LT~Gliederung 5" style:family="paragraph" style:parent-style-name="_3f__3f__3f__3f__3f__7e_LT_7e_Gliederung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6" style:display-name="?????~LT~Gliederung 6" style:family="paragraph" style:parent-style-name="_3f__3f__3f__3f__3f__7e_LT_7e_Gliederung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7" style:display-name="?????~LT~Gliederung 7" style:family="paragraph" style:parent-style-name="_3f__3f__3f__3f__3f__7e_LT_7e_Gliederung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8" style:display-name="?????~LT~Gliederung 8" style:family="paragraph" style:parent-style-name="_3f__3f__3f__3f__3f__7e_LT_7e_Gliederung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9" style:display-name="?????~LT~Gliederung 9" style:family="paragraph" style:parent-style-name="_3f__3f__3f__3f__3f__7e_LT_7e_Gliederung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Titel" style:display-name="?????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Fallback" fo:font-family="'Droid Sans Fallback'" style:font-family-generic="roman" fo:font-size="40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Untertitel" style:display-name="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Notizen" style:display-name="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Hintergrundobjekte" style:display-name="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1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7e_LT_7e_Hintergrund" style:display-name="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1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Droid Sans Fallback" fo:font-family="'Droid Sans Fallback'" style:font-family-generic="roman" fo:font-size="18pt" style:letter-kerning="true" style:font-name-asian="Droid Sans Fallback1" style:font-family-asian="'Droid Sans Fallback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Droid Sans Fallback" fo:font-family="'Droid Sans Fallback'" style:font-family-generic="roman" fo:font-size="18pt" style:letter-kerning="true" style:font-size-asian="18pt"/>
    </style:style>
    <style:style style:name="_3f__3f__3f__3f_" style:display-name="????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1" style:font-family-asian="'Droid Sans Fallback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20_3" style:display-name="?? 3" style:family="paragraph" style:parent-style-name="_3f__3f__20_2" style:default-outline-level="">
      <style:paragraph-properties fo:margin-top="0cm" fo:margin-bottom="0.3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20_4" style:display-name="?? 4" style:family="paragraph" style:parent-style-name="_3f__3f__20_3" style:default-outline-level="">
      <style:paragraph-properties fo:margin-top="0cm" fo:margin-bottom="0.199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20_5" style:display-name="?? 5" style:family="paragraph" style:parent-style-name="_3f__3f__20_4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20_6" style:display-name="?? 6" style:family="paragraph" style:parent-style-name="_3f__3f__20_5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20_7" style:display-name="?? 7" style:family="paragraph" style:parent-style-name="_3f__3f__20_6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20_8" style:display-name="?? 8" style:family="paragraph" style:parent-style-name="_3f__3f__20_7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20_9" style:display-name="?? 9" style:family="paragraph" style:parent-style-name="_3f__3f__20_8" style:default-outline-level="">
      <style:paragraph-properties fo:margin-top="0cm" fo:margin-bottom="0.101cm" style:contextual-spacing="false" fo:text-align="start" style:justify-single-word="false"/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2:55:19.869826836</meta:creation-date>
    <dc:date>2016-06-10T13:22:29.080849327</dc:date>
    <meta:editing-duration>PT11M36S</meta:editing-duration>
    <meta:editing-cycles>1</meta:editing-cycles>
    <meta:document-statistic meta:table-count="0" meta:image-count="0" meta:object-count="0" meta:page-count="1" meta:paragraph-count="8" meta:word-count="461" meta:character-count="732" meta:non-whitespace-character-count="704"/>
    <meta:generator>LibreOffice/4.2.8.2$Linux_X86_64 LibreOffice_project/420m0$Build-2</meta:generator>
  </office:meta>
</office:document-meta>
</file>